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224" officeooo:paragraph-rsid="001a3224"/>
    </style:style>
    <style:style style:name="P2" style:family="paragraph" style:parent-style-name="Standard" style:list-style-name="L2">
      <style:text-properties officeooo:rsid="001a3224" officeooo:paragraph-rsid="001a3224"/>
    </style:style>
    <style:style style:name="P3" style:family="paragraph" style:parent-style-name="Standard" style:list-style-name="L3">
      <style:text-properties officeooo:rsid="001a3224" officeooo:paragraph-rsid="001a3224"/>
    </style:style>
    <style:style style:name="P4" style:family="paragraph" style:parent-style-name="Standard" style:list-style-name="L4">
      <style:text-properties officeooo:rsid="001a3224" officeooo:paragraph-rsid="001a3224"/>
    </style:style>
    <style:style style:name="P5" style:family="paragraph" style:parent-style-name="Standard" style:list-style-name="L1">
      <style:text-properties officeooo:paragraph-rsid="001a3224"/>
    </style:style>
    <style:style style:name="P6" style:family="paragraph" style:parent-style-name="Standard">
      <style:text-properties fo:font-weight="bold" officeooo:rsid="001a3224" officeooo:paragraph-rsid="001a3224" style:font-weight-asian="bold" style:font-weight-complex="bold"/>
    </style:style>
    <style:style style:name="P7" style:family="paragraph" style:parent-style-name="Standard" style:list-style-name="L4">
      <style:text-properties officeooo:rsid="001da37e" officeooo:paragraph-rsid="001da37e"/>
    </style:style>
    <style:style style:name="P8" style:family="paragraph" style:parent-style-name="Standard" style:list-style-name="L4">
      <style:text-properties officeooo:rsid="001da37e" officeooo:paragraph-rsid="001eac5d"/>
    </style:style>
    <style:style style:name="P9" style:family="paragraph" style:parent-style-name="Standard" style:list-style-name="L4">
      <style:text-properties officeooo:rsid="001eac5d" officeooo:paragraph-rsid="001eac5d"/>
    </style:style>
    <style:style style:name="T1" style:family="text">
      <style:text-properties officeooo:rsid="001a3224"/>
    </style:style>
    <style:style style:name="T2" style:family="text">
      <style:text-properties officeooo:rsid="001eac5d"/>
    </style:style>
    <style:style style:name="T3" style:family="text">
      <style:text-properties officeooo:rsid="001f7a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story</text:p>
      <text:p text:style-name="P6"/>
      <text:p text:style-name="P6">Cadastro atendimento</text:p>
      <text:p text:style-name="P6"/>
      <text:p text:style-name="P1">Eu como dentista gostaria de abrir um novo atendimento de paciente com as seguintes informações</text:p>
      <text:p text:style-name="P1">(campos):</text:p>
      <text:p text:style-name="P1"/>
      <text:list xml:id="list5092468802120943499" text:style-name="L1">
        <text:list-item>
          <text:p text:style-name="P5"><text:span text:style-name="T1">Paciente</text:span></text:p>
        </text:list-item>
      </text:list>
      <text:list xml:id="list6597363215225122768" text:style-name="L2">
        <text:list-item>
          <text:p text:style-name="P2">Hospital</text:p>
        </text:list-item>
        <text:list-item>
          <text:p text:style-name="P2">UTI</text:p>
        </text:list-item>
      </text:list>
      <text:p text:style-name="P1"><text:tab/>◦ Leito</text:p>
      <text:list xml:id="list3888711831245199569" text:style-name="L3">
        <text:list-item>
          <text:p text:style-name="P3">Data de admissão na UTI</text:p>
        </text:list-item>
        <text:list-item>
          <text:p text:style-name="P3">Médico responsável</text:p>
        </text:list-item>
        <text:list-item>
          <text:p text:style-name="P3">Data final do atendimento</text:p>
        </text:list-item>
        <text:list-item>
          <text:p text:style-name="P3">Causa de admissão</text:p>
        </text:list-item>
      </text:list>
      <text:p text:style-name="P1"><text:tab/>◦ Oncológico</text:p>
      <text:p text:style-name="P1"><text:tab/>◦ Cardiopata</text:p>
      <text:p text:style-name="P1"><text:tab/>◦ Cirurgia</text:p>
      <text:p text:style-name="P1"><text:tab/>◦ Paliativo</text:p>
      <text:p text:style-name="P1"><text:tab/>◦ Urgente</text:p>
      <text:p text:style-name="P1"><text:tab/>◦ Quimioterapia</text:p>
      <text:p text:style-name="P1"><text:tab/>◦ Pulmonar</text:p>
      <text:p text:style-name="P1"><text:tab/>◦ IRC</text:p>
      <text:p text:style-name="P1"><text:tab/>◦ Neuropata</text:p>
      <text:list xml:id="list6392273935489158771" text:style-name="L4">
        <text:list-item>
          <text:p text:style-name="P4">Status do atendimento (definido pelo sistema)</text:p>
          <text:list>
            <text:list-item>
              <text:p text:style-name="P7">Em avaliação</text:p>
            </text:list-item>
            <text:list-item>
              <text:p text:style-name="P7">Em reavaliação <text:span text:style-name="T3">(só se for preciso)</text:span></text:p>
            </text:list-item>
            <text:list-item>
              <text:p text:style-name="P7">Em aprovação <text:span text:style-name="T2">(para passar para próximo tem que conter as aprovações abaixo)</text:span></text:p>
              <text:p text:style-name="P7">→ Aprovado pelo médico responsável</text:p>
              <text:p text:style-name="P7">→ Aprovado pela família</text:p>
            </text:list-item>
            <text:list-item>
              <text:p text:style-name="P8">Em orçamento <text:span text:style-name="T2">(para passar para próximo tem que conter as aprovações abaixo)</text:span></text:p>
              <text:p text:style-name="P7">→ Aprovado pela família</text:p>
              <text:p text:style-name="P7">→<text:span text:style-name="T2"> Anexar parecer</text:span></text:p>
            </text:list-item>
            <text:list-item>
              <text:p text:style-name="P9">Em acompanhamento (para passar para próximo tem que ser selecionado uma dessas ocasiões)</text:p>
              <text:p text:style-name="P8">→<text:span text:style-name="T2"> </text:span>por dispensa <text:span text:style-name="T3">(pode ser colocado em qualquer parte do atendimento)</text:span></text:p>
              <text:p text:style-name="P8">→ por óbito</text:p>
              <text:p text:style-name="P8">→ por alta</text:p>
            </text:list-item>
            <text:list-item>
              <text:p text:style-name="P8">Concluido</text:p>
              <text:p text:style-name="P8"/>
            </text:list-item>
          </text:list>
          <text:p text:style-name="P4"/>
        </text:list-item>
      </text:list>
      <text:p text:style-name="P1">Após a confirmação da abertura do atendimento, o sistema adiciona o atend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7:22:08.869368064</meta:creation-date>
    <dc:date>2017-05-11T19:12:01.938451224</dc:date>
    <meta:editing-duration>PT28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77" meta:character-count="973" meta:non-whitespace-character-count="845"/>
  </office:meta>
</office:document-meta>
</file>